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6" style:family="table-cell" style:parent-style-name="Default" style:data-style-name="N0">
      <style:table-cell-properties style:vertical-align="automatic" fo:background-color="transparent"/>
    </style:style>
    <style:style style:name="ce37" style:family="table-cell" style:parent-style-name="Default" style:data-style-name="N3">
      <style:table-cell-properties style:vertical-align="automatic" fo:background-color="transparen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3">
      <style:table-cell-properties style:vertical-align="automatic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3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/>
    <style:style style:name="ce47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1999M00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49">
            <text:p>sadei</text:p>
          </table:table-cell>
          <table:table-cell table:number-columns-repeated="5" table:style-name="ce50"/>
          <table:table-cell table:number-columns-repeated="16378" table:style-name="ce2"/>
        </table:table-row>
        <table:table-row table:style-name="ro2">
          <table:table-cell table:style-name="ce48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13 de Junio de 1999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number-rows-repeated="2" table:style-name="ro8">
          <table:table-cell table:number-columns-repeated="8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979618" table:formula="of:=SUM([.C13:.C14])" table:style-name="ce21">
            <text:p>979.618</text:p>
          </table:table-cell>
          <table:table-cell table:style-name="ce22"/>
          <table:table-cell office:value-type="float" office:value="100" table:formula="of:=[.C12]/[.$C$12]*100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623242" table:style-name="ce24">
            <text:p>623.242</text:p>
          </table:table-cell>
          <table:table-cell table:style-name="ce22"/>
          <table:table-cell office:value-type="float" office:value="63.620921624551606" table:formula="of:=[.C13]/[.$C$12]*100" table:style-name="ce25">
            <text:p>63,62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356376" table:style-name="ce27">
            <text:p>356.376</text:p>
          </table:table-cell>
          <table:table-cell table:style-name="ce28"/>
          <table:table-cell office:value-type="float" office:value="36.379078375448387" table:formula="of:=[.C14]/[.$C$12]*100" table:style-name="ce29">
            <text:p>36,38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623242" table:formula="of:=SUM([.C16:.C18])" table:style-name="ce21">
            <text:p>623.242</text:p>
          </table:table-cell>
          <table:table-cell table:style-name="ce19"/>
          <table:table-cell office:value-type="float" office:value="63.620921624551606" table:formula="of:=[.C15]/[.$C$12]*100" table:style-name="ce30">
            <text:p>63,62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609766" table:style-name="ce24">
            <text:p>609.766</text:p>
          </table:table-cell>
          <table:table-cell table:style-name="ce19"/>
          <table:table-cell office:value-type="float" office:value="62.24528336555678" table:formula="of:=[.C16]/[.$C$12]*100" table:style-name="ce31">
            <text:p>62,25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9720" table:style-name="ce24">
            <text:p>9.720</text:p>
          </table:table-cell>
          <table:table-cell table:style-name="ce19"/>
          <table:table-cell office:value-type="float" office:value="0.99222349936403786" table:formula="of:=[.C17]/[.$C$12]*100" table:style-name="ce31">
            <text:p>0,99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3756" table:style-name="ce27">
            <text:p>3.756</text:p>
          </table:table-cell>
          <table:table-cell table:style-name="ce28"/>
          <table:table-cell office:value-type="float" office:value="0.38341475963079485" table:formula="of:=[.C18]/[.$C$12]*100" table:style-name="ce33">
            <text:p>0,38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619486" table:formula="of:=SUM([.C20:.C32])" table:style-name="ce21">
            <text:p>619.486</text:p>
          </table:table-cell>
          <table:table-cell office:value-type="float" office:value="100" table:formula="of:=[.C19]/[.$C$19]*100" table:style-name="ce34">
            <text:p>100,00</text:p>
          </table:table-cell>
          <table:table-cell office:value-type="float" office:value="63.23750686492081" table:formula="of:=[.C19]/[.$C$12]*100" table:style-name="ce23">
            <text:p>63,24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Partido Socialista Obrero Español</text:p>
          </table:table-cell>
          <table:table-cell office:value-type="float" office:value="284972" table:style-name="ce24">
            <text:p>284.972</text:p>
          </table:table-cell>
          <table:table-cell office:value-type="float" office:value="46.001362419812551" table:formula="of:=[.C20]/[.$C$19]*100" table:style-name="ce35">
            <text:p>46,00</text:p>
          </table:table-cell>
          <table:table-cell office:value-type="float" office:value="29.090114718186065" table:formula="of:=[.C20]/[.$C$12]*100" table:style-name="ce25">
            <text:p>29,09</text:p>
          </table:table-cell>
          <table:table-cell office:value-type="float" office:value="24" table:style-name="ce8">
            <text:p>24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6">
            <text:p>Partido Popular</text:p>
          </table:table-cell>
          <table:table-cell office:value-type="float" office:value="200164" table:style-name="ce24">
            <text:p>200.164</text:p>
          </table:table-cell>
          <table:table-cell office:value-type="float" office:value="32.311303241719749" table:formula="of:=[.C21]/[.$C$19]*100" table:style-name="ce35">
            <text:p>32,31</text:p>
          </table:table-cell>
          <table:table-cell office:value-type="float" office:value="20.432862605627907" table:formula="of:=[.C21]/[.$C$12]*100" table:style-name="ce25">
            <text:p>20,43</text:p>
          </table:table-cell>
          <table:table-cell office:value-type="float" office:value="15" table:style-name="ce8">
            <text:p>15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6">
            <text:p>Izquierda Unida de Asturias</text:p>
          </table:table-cell>
          <table:table-cell office:value-type="float" office:value="55747" table:style-name="ce37">
            <text:p>55.747</text:p>
          </table:table-cell>
          <table:table-cell office:value-type="float" office:value="8.9989120012397379" table:formula="of:=[.C22]/[.$C$19]*100" table:style-name="ce35">
            <text:p>9,00</text:p>
          </table:table-cell>
          <table:table-cell office:value-type="float" office:value="5.6906875945521618" table:formula="of:=[.C22]/[.$C$12]*100" table:style-name="ce25">
            <text:p>5,69</text:p>
          </table:table-cell>
          <table:table-cell office:value-type="float" office:value="3" table:style-name="ce38">
            <text:p>3</text:p>
          </table:table-cell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9">
            <text:p>Unión Renovadora Asturiana</text:p>
          </table:table-cell>
          <table:table-cell office:value-type="float" office:value="44261" table:style-name="ce40">
            <text:p>44.261</text:p>
          </table:table-cell>
          <table:table-cell office:value-type="float" office:value="7.1447942326380254" table:formula="of:=[.C23]/[.$C$19]*100" table:style-name="ce35">
            <text:p>7,14</text:p>
          </table:table-cell>
          <table:table-cell office:value-type="float" office:value="4.5181897433489384" table:formula="of:=[.C23]/[.$C$12]*100" table:style-name="ce25">
            <text:p>4,52</text:p>
          </table:table-cell>
          <table:table-cell office:value-type="float" office:value="3" table:style-name="ce38">
            <text:p>3</text:p>
          </table:table-cell>
          <table:table-cell table:number-columns-repeated="6" table:style-name="ce4"/>
          <table:table-cell table:style-name="ce32"/>
          <table:table-cell table:number-columns-repeated="2" table:style-name="ce5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9">
            <text:p>Partíu Asturianista</text:p>
          </table:table-cell>
          <table:table-cell office:value-type="float" office:value="15998" table:style-name="ce40">
            <text:p>15.998</text:p>
          </table:table-cell>
          <table:table-cell office:value-type="float" office:value="2.5824635262136675" table:formula="of:=[.C24]/[.$C$19]*100" table:style-name="ce35">
            <text:p>2,58</text:p>
          </table:table-cell>
          <table:table-cell office:value-type="float" office:value="1.633085549673444" table:formula="of:=[.C24]/[.$C$12]*100" table:style-name="ce25">
            <text:p>1,63</text:p>
          </table:table-cell>
          <table:table-cell table:style-name="ce41"/>
          <table:table-cell table:number-columns-repeated="5" table:style-name="ce2"/>
          <table:table-cell table:style-name="ce4"/>
          <table:table-cell table:style-name="ce32"/>
          <table:table-cell table:number-columns-repeated="2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9">
            <text:p>Los Verdes de Asturies</text:p>
          </table:table-cell>
          <table:table-cell office:value-type="float" office:value="3343" table:style-name="ce40">
            <text:p>3.343</text:p>
          </table:table-cell>
          <table:table-cell office:value-type="float" office:value="0.53964092812428366" table:formula="of:=[.C25]/[.$C$19]*100" table:style-name="ce35">
            <text:p>0,54</text:p>
          </table:table-cell>
          <table:table-cell office:value-type="float" office:value="0.34125546896851633" table:formula="of:=[.C25]/[.$C$12]*100" table:style-name="ce25">
            <text:p>0,34</text:p>
          </table:table-cell>
          <table:table-cell table:style-name="ce41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9">
            <text:p>Andecha Astur</text:p>
          </table:table-cell>
          <table:table-cell office:value-type="float" office:value="2206" table:style-name="ce40">
            <text:p>2.206</text:p>
          </table:table-cell>
          <table:table-cell office:value-type="float" office:value="0.35610167138563265" table:formula="of:=[.C26]/[.$C$19]*100" table:style-name="ce35">
            <text:p>0,36</text:p>
          </table:table-cell>
          <table:table-cell office:value-type="float" office:value="0.22518981888858719" table:formula="of:=[.C26]/[.$C$12]*100" table:style-name="ce25">
            <text:p>0,23</text:p>
          </table:table-cell>
          <table:table-cell table:style-name="ce41"/>
          <table:table-cell table:number-columns-repeated="7" table:style-name="ce4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39">
            <text:p>Bloque de la Izquierda Asturiana</text:p>
          </table:table-cell>
          <table:table-cell office:value-type="float" office:value="1366" table:style-name="ce24">
            <text:p>1.366</text:p>
          </table:table-cell>
          <table:table-cell office:value-type="float" office:value="0.22050538672383235" table:formula="of:=[.C27]/[.$C$19]*100" table:style-name="ce35">
            <text:p>0,22</text:p>
          </table:table-cell>
          <table:table-cell office:value-type="float" office:value="0.13944210906700366" table:formula="of:=[.C27]/[.$C$12]*100" table:style-name="ce42">
            <text:p>0,14</text:p>
          </table:table-cell>
          <table:table-cell table:style-name="ce20"/>
          <table:table-cell table:number-columns-repeated="2" table:style-name="ce4"/>
          <table:table-cell table:number-columns-repeated="7" table:style-name="ce8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9">
            <text:p>Unión Centrista - Centro Democrático y Social</text:p>
          </table:table-cell>
          <table:table-cell office:value-type="float" office:value="737" table:style-name="ce40">
            <text:p>737</text:p>
          </table:table-cell>
          <table:table-cell office:value-type="float" office:value="0.11896959737588905" table:formula="of:=[.C28]/[.$C$19]*100" table:style-name="ce35">
            <text:p>0,12</text:p>
          </table:table-cell>
          <table:table-cell office:value-type="float" office:value="7.5233407307746483E-2" table:formula="of:=[.C28]/[.$C$12]*100" table:style-name="ce25">
            <text:p>0,08</text:p>
          </table:table-cell>
          <table:table-cell table:style-name="ce20"/>
          <table:table-cell table:number-columns-repeated="2" table:style-name="ce2"/>
          <table:table-cell table:number-columns-repeated="7" table:style-name="ce39"/>
          <table:table-cell table:number-columns-repeated="16369" table:style-name="ce2"/>
        </table:table-row>
        <table:table-row table:style-name="ro8">
          <table:table-cell table:style-name="ce4"/>
          <table:table-cell office:value-type="string" table:style-name="ce39">
            <text:p>Concejo Astur</text:p>
          </table:table-cell>
          <table:table-cell office:value-type="float" office:value="496" table:style-name="ce24">
            <text:p>496</text:p>
          </table:table-cell>
          <table:table-cell office:value-type="float" office:value="8.0066377609824921E-2" table:formula="of:=[.C29]/[.$C$19]*100" table:style-name="ce35">
            <text:p>0,08</text:p>
          </table:table-cell>
          <table:table-cell office:value-type="float" office:value="5.0631981037506456E-2" table:formula="of:=[.C29]/[.$C$12]*100" table:style-name="ce42">
            <text:p>0,05</text:p>
          </table:table-cell>
          <table:table-cell table:style-name="ce4"/>
          <table:table-cell table:number-columns-repeated="2" table:style-name="ce2"/>
          <table:table-cell table:number-columns-repeated="7" table:style-name="ce39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39">
            <text:p>La Falange</text:p>
          </table:table-cell>
          <table:table-cell office:value-type="float" office:value="453" table:style-name="ce24">
            <text:p>453</text:p>
          </table:table-cell>
          <table:table-cell office:value-type="float" office:value="7.3125139228328001E-2" table:formula="of:=[.C30]/[.$C$19]*100" table:style-name="ce35">
            <text:p>0,07</text:p>
          </table:table-cell>
          <table:table-cell office:value-type="float" office:value="4.6242514939496819E-2" table:formula="of:=[.C30]/[.$C$12]*100" table:style-name="ce42">
            <text:p>0,05</text:p>
          </table:table-cell>
          <table:table-cell table:style-name="ce5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39">
            <text:p>Partido Humanista</text:p>
          </table:table-cell>
          <table:table-cell office:value-type="float" office:value="23" table:style-name="ce37">
            <text:p>23</text:p>
          </table:table-cell>
          <table:table-cell office:value-type="float" office:value="3.7127554133588171E-3" table:formula="of:=[.C31]/[.$C$19]*100" table:style-name="ce35">
            <text:p>0,00</text:p>
          </table:table-cell>
          <table:table-cell office:value-type="float" office:value="2.3478539594005013E-3" table:formula="of:=[.C31]/[.$C$12]*100" table:style-name="ce43">
            <text:p>0,00</text:p>
          </table:table-cell>
          <table:table-cell table:style-name="ce39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39">
            <text:p>En blanco</text:p>
          </table:table-cell>
          <table:table-cell office:value-type="float" office:value="9720" table:style-name="ce37">
            <text:p>9.720</text:p>
          </table:table-cell>
          <table:table-cell office:value-type="float" office:value="1.5690427225151176" table:formula="of:=[.C32]/[.$C$19]*100" table:style-name="ce35">
            <text:p>1,57</text:p>
          </table:table-cell>
          <table:table-cell office:value-type="float" office:value="0.99222349936403786" table:formula="of:=[.C32]/[.$C$12]*100" table:style-name="ce43">
            <text:p>0,99</text:p>
          </table:table-cell>
          <table:table-cell table:style-name="ce39"/>
          <table:table-cell table:number-columns-repeated="16378" table:style-name="ce2"/>
        </table:table-row>
        <table:table-row table:style-name="ro8">
          <table:table-cell table:number-columns-repeated="6" table:style-name="ce44"/>
          <table:table-cell table:number-columns-repeated="16378"/>
        </table:table-row>
        <table:table-row table:style-name="ro8">
          <table:table-cell table:number-columns-repeated="16384" table:style-name="ce2"/>
        </table:table-row>
        <table:table-row table:style-name="ro8">
          <table:table-cell table:style-name="ce2"/>
          <table:table-cell office:value-type="string" table:style-name="ce2">
            <text:p>Año de referencia: 1999</text:p>
          </table:table-cell>
          <table:table-cell table:style-name="ce45"/>
          <table:table-cell table:number-columns-repeated="16381" table:style-name="ce2"/>
        </table:table-row>
        <table:table-row table:style-name="ro8">
          <table:table-cell table:style-name="ce2"/>
          <table:table-cell office:value-type="string" table:style-name="ce2">
            <text:p>Fuente: Ministerio del Interior. Elaborado por SADEI.</text:p>
          </table:table-cell>
          <table:table-cell table:number-columns-repeated="3" table:style-name="ce46"/>
          <table:table-cell table:number-columns-repeated="16379" table:style-name="ce2"/>
        </table:table-row>
        <table:table-row table:style-name="ro8">
          <table:table-cell table:style-name="ce2"/>
          <table:table-cell office:value-type="string" table:style-name="ce2">
            <text:p>Tipo de datos: Definitivos</text:p>
          </table:table-cell>
          <table:table-cell table:number-columns-repeated="16382" table:style-name="ce2"/>
        </table:table-row>
        <table:table-row table:style-name="ro8">
          <table:table-cell table:style-name="ce2"/>
          <table:table-cell office:value-type="string" table:style-name="ce2">
            <text:p>Última actualización: 17/07/2002</text:p>
          </table:table-cell>
          <table:table-cell table:style-name="ce47"/>
          <table:table-cell table:number-columns-repeated="16381" table:style-name="ce2"/>
        </table:table-row>
        <table:table-row table:number-rows-repeated="10485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13 de Junio de 1999-Asturias / Asturies</dc:title>
    <meta:initial-creator>sadei</meta:initial-creator>
    <dc:creator>José Antonio Garmón</dc:creator>
    <meta:creation-date>2002-07-17T09:32:23Z</meta:creation-date>
    <dc:date>2020-05-25T12:32:18Z</dc:date>
  </office:meta>
</office:document-meta>
</file>